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1" style:family="text">
      <style:text-properties officeooo:rsid="001d57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class[a0paper]{extarticle}</text:p>
      <text:p text:style-name="Standard">\usepackage{geometry}</text:p>
      <text:p text:style-name="Standard">\geometry{</text:p>
      <text:p text:style-name="Standard"><text:s text:c="4"/>paperwidth=841mm,</text:p>
      <text:p text:style-name="Standard"><text:s text:c="4"/>paperheight=1189mm,</text:p>
      <text:p text:style-name="Standard"><text:s text:c="4"/>margin=10mm,</text:p>
      <text:p text:style-name="Standard"><text:s text:c="4"/>top=10mm,</text:p>
      <text:p text:style-name="Standard"><text:s text:c="4"/>bottom=10mm</text:p>
      <text:p text:style-name="Standard">}</text:p>
      <text:p text:style-name="Standard">\usepackage{graphicx} % Required for inserting images</text:p>
      <text:p text:style-name="Standard">\usepackage{float} <text:s text:c="3"/>% Required for [H] option</text:p>
      <text:p text:style-name="Standard">\usepackage{lipsum} <text:s text:c="2"/>% For generating dummy text, you can remove this if not needed</text:p>
      <text:p text:style-name="Standard">\usepackage{multicol} % For creating multiple columns</text:p>
      <text:p text:style-name="Standard"/>
      <text:p text:style-name="Standard">\title{Projet SDD}</text:p>
      <text:p text:style-name="Standard">\author{</text:p>
      <text:p text:style-name="Standard"><text:s text:c="4"/>Yuxiang ZHANG et Antoine LECOMTE \\</text:p>
      <text:p text:style-name="Standard"><text:s text:c="4"/>\small{Groupe 2}</text:p>
      <text:p text:style-name="Standard">}</text:p>
      <text:p text:style-name="Standard">\date{Mai 2025}</text:p>
      <text:p text:style-name="Standard"/>
      <text:p text:style-name="Standard">\begin{document}</text:p>
      <text:p text:style-name="Standard"/>
      <text:p text:style-name="Standard">\maketitle</text:p>
      <text:p text:style-name="Standard"/>
      <text:p text:style-name="Standard">\begin{multicols}{3} % Divide the content into 3 columns</text:p>
      <text:p text:style-name="Standard"/>
      <text:p text:style-name="Standard">\section{Apprentissage supervisé}</text:p>
      <text:p text:style-name="Standard"/>
      <text:p text:style-name="Standard">\subsection{Classifier Perceptron}</text:p>
      <text:p text:style-name="Standard"/>
      <text:p text:style-name="Standard">\subsubsection{Classification binaire avec Perceptron - Version 1}</text:p>
      <text:p text:style-name="Standard">Temps total d'entraînement : 6.202062129974365 secondes</text:p>
      <text:p text:style-name="Standard"/>
      <text:p text:style-name="Standard">\paragraph{Validation croisée}</text:p>
      <text:p text:style-name="Standard"/>
      <text:p text:style-name="Standard">Taux de bonne classification par fold : [1.0, 1.0, 1.0, 0.9375, 1.0]</text:p>
      <text:p text:style-name="Standard"/>
      <text:p text:style-name="Standard">Taux moyen de bonne classification : 0.9875</text:p>
      <text:p text:style-name="Standard"/>
      <text:p text:style-name="Standard">Écart-type : 0.0250</text:p>
      <text:p text:style-name="Standard"/>
      <text:p text:style-name="Standard">\subsubsection{Classification binaire avec Bag-of-Words (Binaire) avec Perceptron - Version 2}</text:p>
      <text:p text:style-name="Standard">Temps total d'entraînement : 3.705735921859741 secondes</text:p>
      <text:p text:style-name="Standard"/>
      <text:p text:style-name="Standard">Accuracy finale (train): 0.9883720930232558</text:p>
      <text:p text:style-name="Standard"/>
      <text:p text:style-name="Standard">Accuracy finale (test) : 0.8132930513595166</text:p>
      <text:p text:style-name="Standard"/>
      <text:p text:style-name="Standard">\paragraph{Validation croisée}</text:p>
      <text:p text:style-name="Standard"/>
      <text:p text:style-name="Standard">Taux de bonne classification par fold : [1.0, 1.0, 1.0, 0.9375, 1.0]</text:p>
      <text:p text:style-name="Standard"><text:soft-page-break/></text:p>
      <text:p text:style-name="Standard">Taux moyen de bonne classification : 0.9875</text:p>
      <text:p text:style-name="Standard"/>
      <text:p text:style-name="Standard">Écart-type : 0.0250</text:p>
      <text:p text:style-name="Standard"/>
      <text:p text:style-name="Standard">\subsubsection{Classification binaire avec Comptage de mots (Bag-of-Words count) avec Perceptron - Version 3}</text:p>
      <text:p text:style-name="Standard">Temps total d'entraînement : 3.550997018814087 secondes</text:p>
      <text:p text:style-name="Standard"/>
      <text:p text:style-name="Standard">Accuracy finale (train): 0.9883720930232558</text:p>
      <text:p text:style-name="Standard"/>
      <text:p text:style-name="Standard">Accuracy finale (test) : 0.7969788519637462</text:p>
      <text:p text:style-name="Standard"/>
      <text:p text:style-name="Standard">\paragraph{Validation croisée}</text:p>
      <text:p text:style-name="Standard"/>
      <text:p text:style-name="Standard">Taux de bonne classification par fold : [1.0, 0.9375, 1.0, 0.8125, 0.9375]</text:p>
      <text:p text:style-name="Standard"/>
      <text:p text:style-name="Standard">Taux moyen de bonne classification : 0.9375</text:p>
      <text:p text:style-name="Standard"/>
      <text:p text:style-name="Standard">Écart-type : 0.0685</text:p>
      <text:p text:style-name="Standard"/>
      <text:p text:style-name="Standard">\subsubsection{Classification binaire avec Fréquence relative (Bag-of-Words freq) avec Perceptron - Version 4}</text:p>
      <text:p text:style-name="Standard">Temps total d'entraînement : 3.531724214553833 secondes</text:p>
      <text:p text:style-name="Standard"/>
      <text:p text:style-name="Standard">Accuracy finale (train): 0.9883720930232558</text:p>
      <text:p text:style-name="Standard"/>
      <text:p text:style-name="Standard">Accuracy finale (test) : 0.7824773413897281</text:p>
      <text:p text:style-name="Standard"/>
      <text:p text:style-name="Standard">\paragraph{Validation croisée}</text:p>
      <text:p text:style-name="Standard"/>
      <text:p text:style-name="Standard">Taux de bonne classification par fold : [1.0, 0.875, 0.8125, 0.75, 0.9375]</text:p>
      <text:p text:style-name="Standard"/>
      <text:p text:style-name="Standard">Taux moyen de bonne classification : 0.8750</text:p>
      <text:p text:style-name="Standard"/>
      <text:p text:style-name="Standard">Écart-type : 0.0884</text:p>
      <text:p text:style-name="Standard"/>
      <text:p text:style-name="Standard">\subsubsection{Classification binaire avec TF-IDF avec Perceptron - Version 5}</text:p>
      <text:p text:style-name="Standard">Temps total d'entraînement : 3.6801087856292725 secondes</text:p>
      <text:p text:style-name="Standard"/>
      <text:p text:style-name="Standard">Accuracy finale (train): 0.9883720930232558</text:p>
      <text:p text:style-name="Standard"/>
      <text:p text:style-name="Standard">Accuracy finale (test) : 0.8181268882175227</text:p>
      <text:p text:style-name="Standard"/>
      <text:p text:style-name="Standard">\paragraph{Validation croisée}</text:p>
      <text:p text:style-name="Standard"/>
      <text:p text:style-name="Standard">Taux de bonne classification par fold : [0.875, 0.9375, 1.0, 0.875, 1.0]</text:p>
      <text:p text:style-name="Standard"/>
      <text:p text:style-name="Standard">Taux moyen de bonne classification : 0.9375</text:p>
      <text:p text:style-name="Standard"/>
      <text:p text:style-name="Standard">Écart-type : 0.0559</text:p>
      <text:p text:style-name="Standard"/>
      <text:p text:style-name="Standard"><text:soft-page-break/>\subsection{Classifier PerceptronBiais}</text:p>
      <text:p text:style-name="Standard"/>
      <text:p text:style-name="Standard">\subsubsection{Classification binaire avec PerceptronBiais - Version 1}</text:p>
      <text:p text:style-name="Standard">Temps total d'entraînement : 6.455108880996704 secondes</text:p>
      <text:p text:style-name="Standard"/>
      <text:p text:style-name="Standard">Accuracy finale (train): 0.9883720930232558</text:p>
      <text:p text:style-name="Standard"/>
      <text:p text:style-name="Standard">Accuracy finale (test) : 0.8549848942598187</text:p>
      <text:p text:style-name="Standard"/>
      <text:p text:style-name="Standard">\paragraph{Validation croisée}</text:p>
      <text:p text:style-name="Standard"/>
      <text:p text:style-name="Standard">Taux de bonne classification par fold : [1.0, 1.0, 1.0, 0.9375, 1.0]</text:p>
      <text:p text:style-name="Standard"/>
      <text:p text:style-name="Standard">Taux moyen de bonne classification : 0.9875</text:p>
      <text:p text:style-name="Standard"/>
      <text:p text:style-name="Standard">Écart-type : 0.0250</text:p>
      <text:p text:style-name="Standard"/>
      <text:p text:style-name="Standard">\subsubsection{Classification binaire avec Bag-of-Words (Binaire) avec PerceptronBiais - Version 2}</text:p>
      <text:p text:style-name="Standard">Temps total d'entraînement : 3.687659978866577 secondes</text:p>
      <text:p text:style-name="Standard"/>
      <text:p text:style-name="Standard">Accuracy finale (train): 0.9883720930232558</text:p>
      <text:p text:style-name="Standard"/>
      <text:p text:style-name="Standard">Accuracy finale (test) : 0.8561933534743202</text:p>
      <text:p text:style-name="Standard"/>
      <text:p text:style-name="Standard">\paragraph{Validation croisée}</text:p>
      <text:p text:style-name="Standard"/>
      <text:p text:style-name="Standard">Taux de bonne classification par fold : [1.0, 1.0, 1.0, 0.9375, 1.0]</text:p>
      <text:p text:style-name="Standard"/>
      <text:p text:style-name="Standard">Taux moyen de bonne classification : 0.9875</text:p>
      <text:p text:style-name="Standard"/>
      <text:p text:style-name="Standard">Écart-type : 0.0250</text:p>
      <text:p text:style-name="Standard"/>
      <text:p text:style-name="Standard">\subsubsection{Classification binaire avec Comptage de mots (Bag-of-Words count) avec PerceptronBiais - Version 3}</text:p>
      <text:p text:style-name="Standard">Temps total d'entraînement : 3.669743061065674 secondes</text:p>
      <text:p text:style-name="Standard"/>
      <text:p text:style-name="Standard">Accuracy finale (train): 0.9883720930232558</text:p>
      <text:p text:style-name="Standard"/>
      <text:p text:style-name="Standard">Accuracy finale (test) : 0.8471299093655589</text:p>
      <text:p text:style-name="Standard"/>
      <text:p text:style-name="Standard">\paragraph{Validation croisée}</text:p>
      <text:p text:style-name="Standard"/>
      <text:p text:style-name="Standard">Taux de bonne classification par fold : [1.0, 1.0, 1.0, 0.9375, 1.0]</text:p>
      <text:p text:style-name="Standard"/>
      <text:p text:style-name="Standard">Taux moyen de bonne classification : 0.9875</text:p>
      <text:p text:style-name="Standard"/>
      <text:p text:style-name="Standard">Écart-type : 0.0250</text:p>
      <text:p text:style-name="Standard"/>
      <text:p text:style-name="Standard">\subsubsection{Classification binaire avec Fréquence relative (Bag-of-Words freq) avec PerceptronBiais - Version 4}</text:p>
      <text:p text:style-name="Standard">Temps total d'entraînement : 4.125259876251221 secondes</text:p>
      <text:p text:style-name="Standard"><text:soft-page-break/></text:p>
      <text:p text:style-name="Standard">Accuracy finale (train): 0.9883720930232558</text:p>
      <text:p text:style-name="Standard"/>
      <text:p text:style-name="Standard">Accuracy finale (test) : 0.8712990936555891</text:p>
      <text:p text:style-name="Standard"/>
      <text:p text:style-name="Standard">\paragraph{Validation croisée}</text:p>
      <text:p text:style-name="Standard"/>
      <text:p text:style-name="Standard">Taux de bonne classification par fold : [1.0, 1.0, 1.0, 0.9375, 1.0]</text:p>
      <text:p text:style-name="Standard"/>
      <text:p text:style-name="Standard">Taux moyen de bonne classification : 0.9875</text:p>
      <text:p text:style-name="Standard"/>
      <text:p text:style-name="Standard">Écart-type : 0.0250</text:p>
      <text:p text:style-name="Standard"/>
      <text:p text:style-name="Standard">\subsubsection{Classification binaire avec TF-IDF avec PerceptronBiais - Version 5}</text:p>
      <text:p text:style-name="Standard">Temps total d'entraînement : 4.1352858543396 secondes</text:p>
      <text:p text:style-name="Standard"/>
      <text:p text:style-name="Standard">Accuracy finale (train): 0.9883720930232558</text:p>
      <text:p text:style-name="Standard"/>
      <text:p text:style-name="Standard">Accuracy finale (test) : 0.9075528700906345</text:p>
      <text:p text:style-name="Standard"/>
      <text:p text:style-name="Standard">\paragraph{Validation croisée}</text:p>
      <text:p text:style-name="Standard"/>
      <text:p text:style-name="Standard">Taux de bonne classification par fold : [1.0, 1.0, 1.0, 0.9375, 1.0]</text:p>
      <text:p text:style-name="Standard"/>
      <text:p text:style-name="Standard">Taux moyen de bonne classification : 0.9875</text:p>
      <text:p text:style-name="Standard"/>
      <text:p text:style-name="Standard">Écart-type : 0.0250</text:p>
      <text:p text:style-name="Standard"/>
      <text:p text:style-name="Standard">\subsection{Classifier KNN avec distance euclidienne}</text:p>
      <text:p text:style-name="Standard"/>
      <text:p text:style-name="Standard">\subsubsection{Classification binaire avec Bag-of-Words (Binaire) avec KNN - Version 1}</text:p>
      <text:p text:style-name="Standard">Apprentissage effectué en 0.00005 secondes</text:p>
      <text:p text:style-name="Standard"/>
      <text:p text:style-name="Standard">Prédiction sur test effectuée en 54.78660 secondes</text:p>
      <text:p text:style-name="Standard"/>
      <text:p text:style-name="Standard">Accuracy (test) : 0.5559</text:p>
      <text:p text:style-name="Standard"/>
      <text:p text:style-name="Standard">\paragraph{Validation croisée}</text:p>
      <text:p text:style-name="Standard"/>
      <text:p text:style-name="Standard">Taux de bonne classification par fold : [0.5625, 0.4375, 0.5625, 0.5625, 0.5625]</text:p>
      <text:p text:style-name="Standard"/>
      <text:p text:style-name="Standard">Taux moyen de bonne classification : 0.5375</text:p>
      <text:p text:style-name="Standard"/>
      <text:p text:style-name="Standard">Écart-type : 0.0500</text:p>
      <text:p text:style-name="Standard"/>
      <text:p text:style-name="Standard">\subsubsection{Classification binaire avec Bag-of-Words (Comptage) avec KNN - Version 2}</text:p>
      <text:p text:style-name="Standard">Apprentissage effectué en 0.00005 secondes</text:p>
      <text:p text:style-name="Standard"/>
      <text:p text:style-name="Standard">Prédiction sur test effectuée en 54.42367 secondes</text:p>
      <text:p text:style-name="Standard"/>
      <text:p text:style-name="Standard">Accuracy (test) : 0.5976</text:p>
      <text:p text:style-name="Standard"/>
      <text:p text:style-name="Standard"><text:soft-page-break/>\paragraph{Validation croisée}</text:p>
      <text:p text:style-name="Standard"/>
      <text:p text:style-name="Standard">Taux de bonne classification par fold : [0.625, 0.4375, 0.5625, 0.5625, 0.6875]</text:p>
      <text:p text:style-name="Standard"/>
      <text:p text:style-name="Standard">Taux moyen de bonne classification : 0.5750</text:p>
      <text:p text:style-name="Standard"/>
      <text:p text:style-name="Standard">Écart-type : 0.0829</text:p>
      <text:p text:style-name="Standard"/>
      <text:p text:style-name="Standard">\subsubsection{Classification binaire avec Bag-of-Words (Fréquence) avec KNN - Version 3}</text:p>
      <text:p text:style-name="Standard">Apprentissage effectué en 0.00005 secondes</text:p>
      <text:p text:style-name="Standard"/>
      <text:p text:style-name="Standard">Prédiction sur test effectuée en 53.55328 secondes</text:p>
      <text:p text:style-name="Standard"/>
      <text:p text:style-name="Standard">Accuracy (test) : 0.7535</text:p>
      <text:p text:style-name="Standard"/>
      <text:p text:style-name="Standard">\paragraph{Validation croisée}</text:p>
      <text:p text:style-name="Standard"/>
      <text:p text:style-name="Standard">Taux de bonne classification par fold : [0.4375, 0.75, 0.625, 0.5, 0.625]</text:p>
      <text:p text:style-name="Standard"/>
      <text:p text:style-name="Standard">Taux moyen de bonne classification : 0.5875</text:p>
      <text:p text:style-name="Standard"/>
      <text:p text:style-name="Standard">Écart-type : 0.1090</text:p>
      <text:p text:style-name="Standard"/>
      <text:p text:style-name="Standard">\subsubsection{Classification binaire avec Bag-of-Words (TF-IDF) avec KNN - Version 4}</text:p>
      <text:p text:style-name="Standard">Apprentissage effectué en 0.00005 secondes</text:p>
      <text:p text:style-name="Standard"/>
      <text:p text:style-name="Standard">Prédiction sur test effectuée en 55.58179 secondes</text:p>
      <text:p text:style-name="Standard"/>
      <text:p text:style-name="Standard">Accuracy (test) : 0.7009</text:p>
      <text:p text:style-name="Standard"/>
      <text:p text:style-name="Standard">\paragraph{Validation croisée}</text:p>
      <text:p text:style-name="Standard"/>
      <text:p text:style-name="Standard">Taux de bonne classification par fold : [0.4375, 0.5625, 0.5625, 0.4375, 0.6875]</text:p>
      <text:p text:style-name="Standard"/>
      <text:p text:style-name="Standard">Taux moyen de bonne classification : 0.5375</text:p>
      <text:p text:style-name="Standard"/>
      <text:p text:style-name="Standard">Écart-type : 0.0935</text:p>
      <text:p text:style-name="Standard"/>
      <text:p text:style-name="Standard">\subsection{Classifier KNN avec distance cosinus}</text:p>
      <text:p text:style-name="Standard"/>
      <text:p text:style-name="Standard">\subsubsection{Classification binaire avec Bag-of-Words (Binaire) avec KNN - Version 1}</text:p>
      <text:p text:style-name="Standard">Apprentissage effectué en 0.00018 secondes</text:p>
      <text:p text:style-name="Standard"/>
      <text:p text:style-name="Standard">Prédiction sur test effectuée en 37.24320 secondes</text:p>
      <text:p text:style-name="Standard"/>
      <text:p text:style-name="Standard">Accuracy (test) : 0.8532</text:p>
      <text:p text:style-name="Standard"/>
      <text:p text:style-name="Standard">\paragraph{Validation croisée}</text:p>
      <text:p text:style-name="Standard"/>
      <text:p text:style-name="Standard">Taux de bonne classification par fold : [0.875, 0.875, 0.9375, 0.75, 0.9375]</text:p>
      <text:p text:style-name="Standard"/>
      <text:p text:style-name="Standard">Taux moyen de bonne classification : 0.8750</text:p>
      <text:p text:style-name="Standard"><text:soft-page-break/></text:p>
      <text:p text:style-name="Standard">Écart-type : 0.0685</text:p>
      <text:p text:style-name="Standard"/>
      <text:p text:style-name="Standard">\subsubsection{Classification binaire avec Bag-of-Words (Comptage) avec KNN - Version 2}</text:p>
      <text:p text:style-name="Standard">Apprentissage effectué en 0.00005 secondes</text:p>
      <text:p text:style-name="Standard"/>
      <text:p text:style-name="Standard">Prédiction sur test effectuée en 37.77043 secondes</text:p>
      <text:p text:style-name="Standard"/>
      <text:p text:style-name="Standard">Accuracy (test) : 0.8568</text:p>
      <text:p text:style-name="Standard"/>
      <text:p text:style-name="Standard">\paragraph{Validation croisée}</text:p>
      <text:p text:style-name="Standard"/>
      <text:p text:style-name="Standard">Taux de bonne classification par fold : [0.9375, 0.875, 0.8125, 0.875, 1.0]</text:p>
      <text:p text:style-name="Standard"/>
      <text:p text:style-name="Standard">Taux moyen de bonne classification : 0.9000</text:p>
      <text:p text:style-name="Standard"/>
      <text:p text:style-name="Standard">Écart-type : 0.0637</text:p>
      <text:p text:style-name="Standard"/>
      <text:p text:style-name="Standard">\subsubsection{Classification binaire avec Bag-of-Words (Fréquence) avec KNN - Version 3}</text:p>
      <text:p text:style-name="Standard">Apprentissage effectué en 0.00005 secondes</text:p>
      <text:p text:style-name="Standard"/>
      <text:p text:style-name="Standard">Prédiction sur test effectuée en 38.13967 secondes</text:p>
      <text:p text:style-name="Standard"/>
      <text:p text:style-name="Standard">Accuracy (test) : 0.8568</text:p>
      <text:p text:style-name="Standard"/>
      <text:p text:style-name="Standard">\paragraph{Validation croisée}</text:p>
      <text:p text:style-name="Standard"/>
      <text:p text:style-name="Standard">Taux de bonne classification par fold : [0.9375, 0.875, 0.8125, 0.875, 1.0]</text:p>
      <text:p text:style-name="Standard"/>
      <text:p text:style-name="Standard">Taux moyen de bonne classification : 0.9000</text:p>
      <text:p text:style-name="Standard"/>
      <text:p text:style-name="Standard">Écart-type : 0.0637</text:p>
      <text:p text:style-name="Standard"/>
      <text:p text:style-name="Standard">\subsubsection{Classification binaire avec Bag-of-Words (TF-IDF) avec KNN - Version 4}</text:p>
      <text:p text:style-name="Standard">Apprentissage effectué en 0.00005 secondes</text:p>
      <text:p text:style-name="Standard"/>
      <text:p text:style-name="Standard">Prédiction sur test effectuée en 37.45100 secondes</text:p>
      <text:p text:style-name="Standard"/>
      <text:p text:style-name="Standard">Accuracy (test) : 0.8918</text:p>
      <text:p text:style-name="Standard"/>
      <text:p text:style-name="Standard">\paragraph{Validation croisée}</text:p>
      <text:p text:style-name="Standard"/>
      <text:p text:style-name="Standard">Taux de bonne classification par fold : [0.9375, 0.75, 0.875, 0.875, 1.0]</text:p>
      <text:p text:style-name="Standard"/>
      <text:p text:style-name="Standard">Taux moyen de bonne classification : 0.8875</text:p>
      <text:p text:style-name="Standard"/>
      <text:p text:style-name="Standard">Écart-type : 0.0829</text:p>
      <text:p text:style-name="Standard"/>
      <text:p text:style-name="Standard">\subsection{Classifier Naive Bayes}</text:p>
      <text:p text:style-name="Standard">Accuracy (Naive Bayes multinomial): 0.2887</text:p>
      <text:p text:style-name="Standard"/>
      <text:p text:style-name="Standard">\subsection{Classifier Arbre de décision}</text:p>
      <text:p text:style-name="Standard"><text:soft-page-break/></text:p>
      <text:p text:style-name="Standard">\begin{figure}[H]</text:p>
      <text:p text:style-name="Standard"><text:s text:c="4"/>\centering</text:p>
      <text:p text:style-name="Standard"><text:s text:c="4"/>\includegraphics[width=0.2\linewidth]{arbre de decision.pdf}</text:p>
      <text:p text:style-name="Standard"><text:s text:c="4"/>\caption{Decision Tree}</text:p>
      <text:p text:style-name="Standard"><text:s text:c="4"/>\label{fig:decision-tree}</text:p>
      <text:p text:style-name="Standard">\end{figure}</text:p>
      <text:p text:style-name="Standard"/>
      <text:p text:style-name="Standard">\section{Apprentissage non supervisé}</text:p>
      <text:p text:style-name="Standard"/>
      <text:p text:style-name="Standard">\subsection{Clustering hiérarchique}</text:p>
      <text:p text:style-name="Standard"/>
      <text:p text:style-name="Standard">\begin{figure}[H]</text:p>
      <text:p text:style-name="Standard"><text:s text:c="4"/>\centering</text:p>
      <text:p text:style-name="Standard"><text:s text:c="4"/>\includegraphics[width=0.2\linewidth]{CHA_Average.png}</text:p>
      <text:p text:style-name="Standard"><text:s text:c="4"/>\caption{Average Linkage}</text:p>
      <text:p text:style-name="Standard"><text:s text:c="4"/>\label{fig:cha-average}</text:p>
      <text:p text:style-name="Standard">\end{figure}</text:p>
      <text:p text:style-name="Standard"/>
      <text:p text:style-name="Standard">\begin{figure}[H]</text:p>
      <text:p text:style-name="Standard"><text:s text:c="4"/>\centering</text:p>
      <text:p text:style-name="Standard"><text:s text:c="4"/>\includegraphics[width=0.2\linewidth]{CHA_Centroid.png}</text:p>
      <text:p text:style-name="Standard"><text:s text:c="4"/>\caption{Centroid Linkage}</text:p>
      <text:p text:style-name="Standard"><text:s text:c="4"/>\label{fig:cha-centroid}</text:p>
      <text:p text:style-name="Standard">\end{figure}</text:p>
      <text:p text:style-name="Standard"/>
      <text:p text:style-name="Standard">\begin{figure}[H]</text:p>
      <text:p text:style-name="Standard"><text:s text:c="4"/>\centering</text:p>
      <text:p text:style-name="Standard"><text:s text:c="4"/>\includegraphics[width=0.2\linewidth]{CHA_Complete.png}</text:p>
      <text:p text:style-name="Standard"><text:s text:c="4"/>\caption{Complete Linkage}</text:p>
      <text:p text:style-name="Standard"><text:s text:c="4"/>\label{fig:cha-complete}</text:p>
      <text:p text:style-name="Standard">\end{figure}</text:p>
      <text:p text:style-name="Standard"/>
      <text:p text:style-name="Standard">\begin{figure}[H]</text:p>
      <text:p text:style-name="Standard"><text:s text:c="4"/>\centering</text:p>
      <text:p text:style-name="Standard"><text:s text:c="4"/>\includegraphics[width=0.2\linewidth]{CHA_Simple.png}</text:p>
      <text:p text:style-name="Standard"><text:s text:c="4"/>\caption{Single Linkage}</text:p>
      <text:p text:style-name="Standard"><text:s text:c="4"/>\label{fig:cha-single}</text:p>
      <text:p text:style-name="Standard">\end{figure}</text:p>
      <text:p text:style-name="Standard"/>
      <text:p text:style-name="Standard">\begin{itemize}</text:p>
      <text:p text:style-name="Standard"><text:s text:c="4"/>\item Le clustering hiérarchique avec la méthode "Average" (figure \ref{fig:cha-average}) montre une structure de clustering modérée, où les clusters sont formés en considérant la distance moyenne entre les points.</text:p>
      <text:p text:style-name="Standard"><text:s text:c="4"/>\item Le clustering hiérarchique avec la méthode "Centroid" (figure \ref{fig:cha-centroid}) offre une autre perspective sur la structure des données, en utilisant le centroïde des clusters pour déterminer la distance.</text:p>
      <text:p text:style-name="Standard"><text:s text:c="4"/>\item Le clustering hiérarchique avec la méthode "Complete" (figure \ref{fig:cha-complete}) montre une approche plus stricte pour la formation des clusters, en utilisant la distance maximale entre les points des clusters.</text:p>
      <text:p text:style-name="Standard"><text:soft-page-break/><text:s text:c="4"/>\item Le clustering hiérarchique avec la méthode "Single" (figure \ref{fig:cha-single}) tend à former des clusters plus petits et plus nombreux, en utilisant la distance minimale entre les points des clusters.</text:p>
      <text:p text:style-name="Standard">\end{itemize}</text:p>
      <text:p text:style-name="Standard"/>
      <text:p text:style-name="Standard">\subsection{k-moyennes}</text:p>
      <text:p text:style-name="Standard"/>
      <text:p text:style-name="Standard">\subsubsection{Résultats avec k = 5}</text:p>
      <text:p text:style-name="Standard">\begin{figure}[H]</text:p>
      <text:p text:style-name="Standard"><text:s text:c="4"/>\centering</text:p>
      <text:p text:style-name="Standard"><text:s text:c="4"/>\includegraphics[width=0.2\linewidth]{K-means(k = 5).png}</text:p>
      <text:p text:style-name="Standard"><text:s text:c="4"/>\caption{Clustering par k-moyennes avec k = 5}</text:p>
      <text:p text:style-name="Standard"><text:s text:c="4"/>\label{fig:kmeans5}</text:p>
      <text:p text:style-name="Standard">\end{figure}</text:p>
      <text:p text:style-name="Standard"/>
      <text:p text:style-name="Standard">\subsubsection{Résultats avec k = 10}</text:p>
      <text:p text:style-name="Standard">\begin{figure}[H]</text:p>
      <text:p text:style-name="Standard"><text:s text:c="4"/>\centering</text:p>
      <text:p text:style-name="Standard"><text:s text:c="4"/>\includegraphics[width=0.2\linewidth]{K-means(k = 10).png}</text:p>
      <text:p text:style-name="Standard"><text:s text:c="4"/>\caption{Clustering par k-moyennes avec k = 10}</text:p>
      <text:p text:style-name="Standard"><text:s text:c="4"/>\label{fig:kmeans10}</text:p>
      <text:p text:style-name="Standard">\end{figure}</text:p>
      <text:p text:style-name="Standard"/>
      <text:p text:style-name="Standard">\subsubsection{Résultats avec k = 20}</text:p>
      <text:p text:style-name="Standard">\begin{figure}[H]</text:p>
      <text:p text:style-name="Standard"><text:s text:c="4"/>\centering</text:p>
      <text:p text:style-name="Standard"><text:s text:c="4"/>\includegraphics[width=0.2\linewidth]{K-means(k = 20).png}</text:p>
      <text:p text:style-name="Standard"><text:s text:c="4"/>\caption{Clustering par k-moyennes avec k = 20}</text:p>
      <text:p text:style-name="Standard"><text:s text:c="4"/>\label{fig:kmeans20}</text:p>
      <text:p text:style-name="Standard">\end{figure}</text:p>
      <text:p text:style-name="Standard"/>
      <text:p text:style-name="Standard">\paragraph{Métriques d'évaluation}</text:p>
      <text:p text:style-name="Standard">\begin{itemize}</text:p>
      <text:p text:style-name="Standard"><text:s text:c="4"/>\item Score de silhouette : 0.3248</text:p>
      <text:p text:style-name="Standard"><text:s text:c="4"/>\item Xie-Beni Index (manuel) : 0.4941</text:p>
      <text:p text:style-name="Standard"><text:s text:c="4"/>\item Dunn Index (manuel) : 0.0193</text:p>
      <text:p text:style-name="Standard"><text:s text:c="4"/>\item Indice de Rand Ajusté (ARI) : 0.0008</text:p>
      <text:p text:style-name="Standard"><text:s text:c="4"/>\item Information Mutuelle Normalisée (NMI) : 0.0053</text:p>
      <text:p text:style-name="Standard">\end{itemize}</text:p>
      <text:p text:style-name="Standard"/>
      <text:p text:style-name="Standard">\section{Résultats des métriques d'évaluation}</text:p>
      <text:p text:style-name="Standard"/>
      <text:p text:style-name="Standard">\begin{enumerate}</text:p>
      <text:p text:style-name="Standard"><text:s text:c="4"/>\item \textbf{Score de silhouette} :</text:p>
      <text:p text:style-name="Standard"><text:s text:c="4"/>\begin{itemize}</text:p>
      <text:p text:style-name="Standard"><text:s text:c="8"/>\item \textbf{Valeur} : 0.3248</text:p>
      <text:p text:style-name="Standard"><text:s text:c="8"/>\item \textbf{Interprétation} : Le score de silhouette mesure la similarité d'un échantillon avec son propre cluster par rapport aux autres clusters. Il varie entre -1 et 1, où une valeur plus élevée indique un meilleur clustering.</text:p>
      <text:p text:style-name="Standard"><text:s text:c="8"/>\item \textbf{Analyse} : Un score de 0.3248 indique un clustering modéré, avec une marge d'amélioration. Idéalement, on souhaite que ce score soit proche de 1.</text:p>
      <text:p text:style-name="Standard"><text:s text:c="4"/>\end{itemize}</text:p>
      <text:p text:style-name="Standard"><text:soft-page-break/></text:p>
      <text:p text:style-name="Standard"><text:s text:c="4"/>\item \textbf{Indice de Xie-Beni} :</text:p>
      <text:p text:style-name="Standard"><text:s text:c="4"/>\begin{itemize}</text:p>
      <text:p text:style-name="Standard"><text:s text:c="8"/>\item \textbf{Valeur} : 0.4941</text:p>
      <text:p text:style-name="Standard"><text:s text:c="8"/>\item \textbf{Interprétation} : L'indice de Xie-Beni évalue la compacité et la séparation des clusters. Une valeur plus faible indique un meilleur clustering.</text:p>
      <text:p text:style-name="Standard"><text:s text:c="8"/>\item \textbf{Analyse} : Une valeur de 0.4941 suggère un clustering acceptable, mais avec une marge d'amélioration. Idéalement, on souhaite que cette valeur soit aussi faible que possible.</text:p>
      <text:p text:style-name="Standard"><text:s text:c="4"/>\end{itemize}</text:p>
      <text:p text:style-name="Standard"/>
      <text:p text:style-name="Standard"><text:s text:c="4"/>\item \textbf{Indice de Dunn} :</text:p>
      <text:p text:style-name="Standard"><text:s text:c="4"/>\begin{itemize}</text:p>
      <text:p text:style-name="Standard"><text:s text:c="8"/>\item \textbf{Valeur} : 0.0193</text:p>
      <text:p text:style-name="Standard"><text:s text:c="8"/>\item \textbf{Interprétation} : L'indice de Dunn mesure la compacité des clusters et la séparation entre eux. Une valeur plus élevée indique un meilleur clustering.</text:p>
      <text:p text:style-name="Standard"><text:s text:c="8"/>\item \textbf{Analyse} : Une valeur de 0.0193 est très faible, indiquant un clustering peu performant. Idéalement, on souhaite que cette valeur soit aussi élevée que possible.</text:p>
      <text:p text:style-name="Standard"><text:s text:c="4"/>\end{itemize}</text:p>
      <text:p text:style-name="Standard"/>
      <text:p text:style-name="Standard"><text:s text:c="4"/>\item \textbf{Indice de Rand ajusté (ARI)} :</text:p>
      <text:p text:style-name="Standard"><text:s text:c="4"/>\begin{itemize}</text:p>
      <text:p text:style-name="Standard"><text:s text:c="8"/>\item \textbf{Valeur} : 0.0008</text:p>
      <text:p text:style-name="Standard"><text:s text:c="8"/>\item \textbf{Interprétation} : L'ARI mesure la similarité entre le clustering obtenu et les vraies étiquettes. Il varie entre -1 et 1, où une valeur plus élevée indique un meilleur clustering.</text:p>
      <text:p text:style-name="Standard"><text:s text:c="8"/>\item \textbf{Analyse} : Une valeur de 0.0008, proche de 0, indique une similarité presque nulle entre le clustering obtenu et les vraies étiquettes. Idéalement, on souhaite que cette valeur soit proche de 1.</text:p>
      <text:p text:style-name="Standard"><text:s text:c="4"/>\end{itemize}</text:p>
      <text:p text:style-name="Standard"/>
      <text:p text:style-name="Standard"><text:s text:c="4"/>\item \textbf{Information Mutuelle Normalisée (NMI)} :</text:p>
      <text:p text:style-name="Standard"><text:s text:c="4"/>\begin{itemize}</text:p>
      <text:p text:style-name="Standard"><text:s text:c="8"/>\item \textbf{Valeur} : 0.0053</text:p>
      <text:p text:style-name="Standard"><text:s text:c="8"/>\item \textbf{Interprétation} : Le NMI mesure la quantité d'information partagée entre le clustering obtenu et les vraies étiquettes. Il varie entre 0 et 1, où une valeur plus élevée indique un meilleur clustering.</text:p>
      <text:p text:style-name="Standard"><text:s text:c="8"/>\item \textbf{Analyse} : Une valeur de 0.0053 est très faible, indiquant une quantité presque nulle d'information partagée entre le clustering obtenu et les vraies étiquettes. Idéalement, on souhaite que cette valeur soit proche de 1.</text:p>
      <text:p text:style-name="Standard"><text:s text:c="4"/>\end{itemize}</text:p>
      <text:p text:style-name="Standard">\end{enumerate}</text:p>
      <text:p text:style-name="Standard"/>
      <text:p text:style-name="Standard">\section{Conclusion}</text:p>
      <text:p text:style-name="Standard">Dans ce projet, nous avons comparé plusieurs variantes du Perceptron et du k-NN sur des tâches de classification binaire et multi-classe, avec différentes représentations de textes (binaire, comptage, fréquence, TF-IDF).</text:p>
      <text:p text:style-name="Standard"/>
      <text:p text:style-name="Standard">L’ajout d’un biais dans le Perceptron améliore clairement les performances, en particulier avec les représentations binaire et TF-IDF. En revanche, les résultats sont moins bons en multi-classe, ce qui montre les limites du Perceptron "one-vs-all". Le k-NN donne de bons résultats avec k=3, surtout avec la distance cosinus et les représentations adaptées comme TF-IDF. Ce classifieur reste simple mais coûteux à grande échelle.</text:p>
      <text:p text:style-name="Standard"/>
      <text:p text:style-name="Standard"><text:soft-page-break/>Le modèle Naive Bayes, bien que simple, a montré une précision de 0.2887, ce qui indique qu'il peut être moins performant que d'autres modèles pour ce type de données. L'arbre de décision, illustré dans la figure \ref{fig:decision-tree}, offre une approche interprétable, mais son efficacité dépend fortement de la qualité des caractéristiques et de la profondeur de l'arbre.</text:p>
      <text:p text:style-name="Standard"/>
      <text:p text:style-name="Standard">La validation croisée confirme la stabilité des modèles, même si la classification multi-classe reste plus difficile. Nos résultats montrent l’importance du choix de la représentation et du classifieur.</text:p>
      <text:p text:style-name="Standard"/>
      <text:p text:style-name="Standard">Enfin, il serait intéressant d’explorer l’impact de l’augmentation de la taille des données ou de l’utilisation de techniques de sélection de caractéristiques pour améliorer les performances des modèles. De plus, l'expérimentation avec d'autres algorithmes ou l'optimisation des hyperparamètres pourrait également conduire à des améliorations significatives.</text:p>
      <text:p text:style-name="Standard"/>
      <text:p text:style-name="Standard">\end{multicols}</text:p>
      <text:p text:style-name="Standard"/>
      <text:p text:style-name="Standard">\end{document}</text:p>
      <text:p text:style-name="Standard"/>
      <text:p text:style-name="Standard"/>
      <text:p text:style-name="Standard">Dans ce document <text:span text:style-name="T1">(au-dessus)</text:span>, il faut remplacer toutes les valeurs <text:span text:style-name="T1">présentes </text:span>par ce qui suit :</text:p>
      <text:p text:style-name="Standard">Classification binaire avec Perceptron (df2array) - Version 1 <text:s/>:</text:p>
      <text:p text:style-name="Standard">Temps total d'entraînement : 1.2344508171081543 secondes</text:p>
      <text:p text:style-name="Standard">Accuracy finale (train): 0.9884393063583815</text:p>
      <text:p text:style-name="Standard">Accuracy finale (test) : 0.8220663265306123</text:p>
      <text:p text:style-name="Standard">Taux de bonne classification par fold : [np.float64(1.0), np.float64(0.9705882352941176), np.float64(1.0), np.float64(0.9705882352941176), np.float64(1.0)]</text:p>
      <text:p text:style-name="Standard">Taux moyen de bonne classification : 0.9882</text:p>
      <text:p text:style-name="Standard">Écart-type : 0.0144</text:p>
      <text:p text:style-name="Standard"/>
      <text:p text:style-name="Standard">Classification binaire avec Bag-of-Words (Binaire) avec Perceptron - Version 2 :</text:p>
      <text:p text:style-name="Standard">Temps total d'entraînement : 0.6260800361633301 secondes</text:p>
      <text:p text:style-name="Standard">Accuracy finale (train): 0.9884393063583815</text:p>
      <text:p text:style-name="Standard">Accuracy finale (test) : 0.8233418367346939</text:p>
      <text:p text:style-name="Standard">Taux de bonne classification par fold : [np.float64(1.0), np.float64(0.9705882352941176), np.float64(1.0), np.float64(0.9705882352941176), np.float64(1.0)]</text:p>
      <text:p text:style-name="Standard">Taux moyen de bonne classification : 0.9882</text:p>
      <text:p text:style-name="Standard">Écart-type : 0.0144</text:p>
      <text:p text:style-name="Standard"/>
      <text:p text:style-name="Standard">Classification binaire avec Comptage de mots (Bag-of-Words count) avec Perceptron - Version 3 :</text:p>
      <text:p text:style-name="Standard">Temps total d'entraînement : 0.6280159950256348 secondes</text:p>
      <text:p text:style-name="Standard">Accuracy finale (train): 0.9884393063583815</text:p>
      <text:p text:style-name="Standard">Accuracy finale (test) : 0.8418367346938775</text:p>
      <text:p text:style-name="Standard">Taux de bonne classification par fold : [np.float64(1.0), np.float64(0.9705882352941176), np.float64(0.9705882352941176), np.float64(0.9705882352941176), np.float64(0.9705882352941176)]</text:p>
      <text:p text:style-name="Standard">Taux moyen de bonne classification : 0.9765</text:p>
      <text:p text:style-name="Standard">Écart-type : 0.0118</text:p>
      <text:p text:style-name="Standard"/>
      <text:p text:style-name="Standard">Classification binaire avec Fréquence relative (Bag-of-Words freq) avec Perceptron - Version 4 :</text:p>
      <text:p text:style-name="Standard">Temps total d'entraînement : 0.6283278465270996 secondes</text:p>
      <text:p text:style-name="Standard">Accuracy finale (train): 0.9884393063583815</text:p>
      <text:p text:style-name="Standard">Accuracy finale (test) : 0.8392857142857143</text:p>
      <text:p text:style-name="Standard"><text:soft-page-break/>Taux de bonne classification par fold : [np.float64(0.8529411764705882), np.float64(0.8529411764705882), np.float64(0.7647058823529411), np.float64(0.7941176470588235), np.float64(0.8235294117647058)]</text:p>
      <text:p text:style-name="Standard">Taux moyen de bonne classification : 0.8176</text:p>
      <text:p text:style-name="Standard">Écart-type : 0.0343</text:p>
      <text:p text:style-name="Standard"/>
      <text:p text:style-name="Standard">Classification binaire avec TF-IDF avec Perceptron - Version 5 :</text:p>
      <text:p text:style-name="Standard">Temps total d'entraînement : 0.6245517730712891 secondes</text:p>
      <text:p text:style-name="Standard">Accuracy finale (train): 0.9884393063583815</text:p>
      <text:p text:style-name="Standard">Accuracy finale (test) : 0.8367346938775511</text:p>
      <text:p text:style-name="Standard">Taux de bonne classification par fold : [np.float64(0.8823529411764706), np.float64(0.7941176470588235), np.float64(0.7647058823529411), np.float64(0.8235294117647058), np.float64(0.9117647058823529)]</text:p>
      <text:p text:style-name="Standard">Taux moyen de bonne classification : 0.8353</text:p>
      <text:p text:style-name="Standard">Écart-type : 0.0546</text:p>
      <text:p text:style-name="Standard"/>
      <text:p text:style-name="Standard">Classification multi-classe avec (Bag-of-Words binary) avec perceptron - Version 1 :</text:p>
      <text:p text:style-name="Standard">Temps d'entraînement (multi-classe) : 1.215670108795166 secondes</text:p>
      <text:p text:style-name="Standard">Accuracy entraînement : 0.9875</text:p>
      <text:p text:style-name="Standard">Accuracy test <text:s text:c="8"/>: 0.4583</text:p>
      <text:p text:style-name="Standard">Itération 0: Accuracy = 0.4556</text:p>
      <text:p text:style-name="Standard">Itération 1: Accuracy = 0.4222</text:p>
      <text:p text:style-name="Standard">Itération 2: Accuracy = 0.4472</text:p>
      <text:p text:style-name="Standard">Itération 3: Accuracy = 0.4000</text:p>
      <text:p text:style-name="Standard">Itération 4: Accuracy = 0.4583</text:p>
      <text:p text:style-name="Standard">Taux moyen : 0.4367, Écart-type : 0.0223</text:p>
      <text:p text:style-name="Standard"/>
      <text:p text:style-name="Standard">Classification multi-classe avec (Bag-of-Words comtage) avec perceptron - Version 2 :</text:p>
      <text:p text:style-name="Standard">Temps d'entraînement (multi-classe) : 1.511552095413208 secondes</text:p>
      <text:p text:style-name="Standard">Accuracy entraînement : 0.9875</text:p>
      <text:p text:style-name="Standard">Accuracy test <text:s text:c="8"/>: 0.4396</text:p>
      <text:p text:style-name="Standard">Itération 0: Accuracy = 0.4306</text:p>
      <text:p text:style-name="Standard">Itération 1: Accuracy = 0.4167</text:p>
      <text:p text:style-name="Standard">Itération 2: Accuracy = 0.4028</text:p>
      <text:p text:style-name="Standard">Itération 3: Accuracy = 0.4111</text:p>
      <text:p text:style-name="Standard">Itération 4: Accuracy = 0.4083</text:p>
      <text:p text:style-name="Standard">Taux moyen : 0.4139, Écart-type : 0.0095</text:p>
      <text:p text:style-name="Standard"/>
      <text:p text:style-name="Standard">Classification multi-classe avec (Bag-of-Words frequence) avec perceptron - Version 3 :</text:p>
      <text:p text:style-name="Standard">Temps d'entraînement (multi-classe) : 1.565065860748291 secondes</text:p>
      <text:p text:style-name="Standard">Accuracy entraînement : 0.9875</text:p>
      <text:p text:style-name="Standard">Accuracy test <text:s text:c="8"/>: 0.4317</text:p>
      <text:p text:style-name="Standard">Itération 0: Accuracy = 0.4194</text:p>
      <text:p text:style-name="Standard">Itération 1: Accuracy = 0.3833</text:p>
      <text:p text:style-name="Standard">Itération 2: Accuracy = 0.3750</text:p>
      <text:p text:style-name="Standard">Itération 3: Accuracy = 0.4000</text:p>
      <text:p text:style-name="Standard">Itération 4: Accuracy = 0.4222</text:p>
      <text:p text:style-name="Standard">Taux moyen : 0.4000, Écart-type : 0.0188</text:p>
      <text:p text:style-name="Standard"/>
      <text:p text:style-name="Standard">Classification multi-classe avec (Bag-of-Words tf-idf) avec perceptron - Version 4 :</text:p>
      <text:p text:style-name="Standard">Temps d'entraînement (multi-classe) : 1.0787138938903809 secondes</text:p>
      <text:p text:style-name="Standard">Accuracy entraînement : 0.9875</text:p>
      <text:p text:style-name="Standard"><text:soft-page-break/>Accuracy test <text:s text:c="8"/>: 0.4479</text:p>
      <text:p text:style-name="Standard">Itération 0: Accuracy = 0.4333</text:p>
      <text:p text:style-name="Standard">Itération 1: Accuracy = 0.4056</text:p>
      <text:p text:style-name="Standard">Itération 2: Accuracy = 0.3750</text:p>
      <text:p text:style-name="Standard">Itération 3: Accuracy = 0.4222</text:p>
      <text:p text:style-name="Standard">Itération 4: Accuracy = 0.4000</text:p>
      <text:p text:style-name="Standard">Taux moyen : 0.4072, Écart-type : 0.0200</text:p>
      <text:p text:style-name="Standard"/>
      <text:p text:style-name="Standard"/>
      <text:p text:style-name="Standard">Classification binaire avec PerceptronBiais (df2array) - Version 1 :</text:p>
      <text:p text:style-name="Standard">Temps total d'entraînement : 1.439255952835083 secondes</text:p>
      <text:p text:style-name="Standard">Accuracy finale (train): 0.9884393063583815</text:p>
      <text:p text:style-name="Standard">Accuracy finale (test) : 0.8596938775510204</text:p>
      <text:p text:style-name="Standard">Taux de bonne classification par fold : [np.float64(1.0), np.float64(0.9705882352941176), np.float64(1.0), np.float64(0.9705882352941176), np.float64(1.0)]</text:p>
      <text:p text:style-name="Standard">Taux moyen de bonne classification : 0.9882</text:p>
      <text:p text:style-name="Standard">Écart-type : 0.0144</text:p>
      <text:p text:style-name="Standard"/>
      <text:p text:style-name="Standard">Classification binaire avec Bag-of-Words (Binaire) avec PerceptronBiais - Version 2 :</text:p>
      <text:p text:style-name="Standard">Temps total d'entraînement : 0.7138469219207764 secondes</text:p>
      <text:p text:style-name="Standard">Accuracy finale (train): 0.9884393063583815</text:p>
      <text:p text:style-name="Standard">Accuracy finale (test) : 0.8596938775510204</text:p>
      <text:p text:style-name="Standard">Taux de bonne classification par fold : [np.float64(1.0), np.float64(0.9705882352941176), np.float64(1.0), np.float64(0.9705882352941176), np.float64(1.0)]</text:p>
      <text:p text:style-name="Standard">Taux moyen de bonne classification : 0.9882</text:p>
      <text:p text:style-name="Standard">Écart-type : 0.0144</text:p>
      <text:p text:style-name="Standard"/>
      <text:p text:style-name="Standard">Classification binaire avec Comptage de mots (Bag-of-Words count) avec PerceptronBiais - Version 3 :</text:p>
      <text:p text:style-name="Standard">Temps total d'entraînement : 0.6987202167510986 secondes</text:p>
      <text:p text:style-name="Standard">Accuracy finale (train): 0.9884393063583815</text:p>
      <text:p text:style-name="Standard">Accuracy finale (test) : 0.8596938775510204</text:p>
      <text:p text:style-name="Standard">Taux de bonne classification par fold : [np.float64(1.0), np.float64(0.9705882352941176), np.float64(1.0), np.float64(0.9705882352941176), np.float64(1.0)]</text:p>
      <text:p text:style-name="Standard">Taux moyen de bonne classification : 0.9882</text:p>
      <text:p text:style-name="Standard">Écart-type : 0.0144</text:p>
      <text:p text:style-name="Standard"/>
      <text:p text:style-name="Standard">Classification binaire avec Fréquence relative (Bag-of-Words freq) avec PerceptronBiais - Version 4 :</text:p>
      <text:p text:style-name="Standard">Temps total d'entraînement : 0.8460118770599365 secondes</text:p>
      <text:p text:style-name="Standard">Accuracy finale (train): 0.976878612716763</text:p>
      <text:p text:style-name="Standard">Accuracy finale (test) : 0.8405612244897959</text:p>
      <text:p text:style-name="Standard">Taux de bonne classification par fold : [np.float64(1.0), np.float64(0.9705882352941176), np.float64(1.0), np.float64(0.9411764705882353), np.float64(1.0)]</text:p>
      <text:p text:style-name="Standard">Taux moyen de bonne classification : 0.9824</text:p>
      <text:p text:style-name="Standard">Écart-type : 0.0235</text:p>
      <text:p text:style-name="Standard"/>
      <text:p text:style-name="Standard">Classification binaire avec TF-IDF avec PerceptronBiais - Version 5 :</text:p>
      <text:p text:style-name="Standard">Temps total d'entraînement : 0.855891227722168 secondes</text:p>
      <text:p text:style-name="Standard">Accuracy finale (train): 0.9884393063583815</text:p>
      <text:p text:style-name="Standard">Accuracy finale (test) : 0.9139030612244898</text:p>
      <text:p text:style-name="Standard"><text:soft-page-break/>Taux de bonne classification par fold : [np.float64(1.0), np.float64(0.9705882352941176), np.float64(1.0), np.float64(0.9705882352941176), np.float64(1.0)]</text:p>
      <text:p text:style-name="Standard">Taux moyen de bonne classification : 0.9882</text:p>
      <text:p text:style-name="Standard">Écart-type : 0.0144</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5:46:34.692553197</meta:creation-date>
    <dc:date>2025-05-20T15:59:04.038006392</dc:date>
    <meta:editing-duration>PT12M32S</meta:editing-duration>
    <meta:editing-cycles>3</meta:editing-cycles>
    <meta:generator>LibreOffice/24.8.3.2$Linux_X86_64 LibreOffice_project/480$Build-2</meta:generator>
    <meta:document-statistic meta:table-count="0" meta:image-count="0" meta:object-count="0" meta:page-count="13" meta:paragraph-count="392" meta:word-count="2541" meta:character-count="21002" meta:non-whitespace-character-count="18443"/>
  </office:meta>
</office:document-meta>
</file>